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lka1" style:family="table">
      <style:table-properties style:width="10.028cm" table:align="left"/>
    </style:style>
    <style:style style:name="Tabulka1.A" style:family="table-column">
      <style:table-column-properties style:column-width="1.755cm"/>
    </style:style>
    <style:style style:name="Tabulka1.B" style:family="table-column">
      <style:table-column-properties style:column-width="4.581cm"/>
    </style:style>
    <style:style style:name="Tabulka1.C" style:family="table-column">
      <style:table-column-properties style:column-width="3.692cm"/>
    </style:style>
    <style:style style:name="Tabulk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Heading_20_1">
      <style:text-properties officeooo:rsid="0012aedd" officeooo:paragraph-rsid="0012aed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4">
      <style:paragraph-properties fo:margin-top="0cm" fo:margin-bottom="0cm" style:contextual-spacing="false"/>
    </style:style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7">
      <style:paragraph-properties fo:margin-top="0cm" fo:margin-bottom="0cm" style:contextual-spacing="false"/>
    </style:style>
    <style:style style:name="P26" style:family="paragraph" style:parent-style-name="Text_20_body" style:list-style-name="L18"/>
    <style:style style:name="P27" style:family="paragraph" style:parent-style-name="Text_20_body" style:list-style-name="L18">
      <style:paragraph-properties fo:margin-top="0cm" fo:margin-bottom="0cm" style:contextual-spacing="false"/>
    </style:style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1">
      <style:paragraph-properties fo:margin-top="0cm" fo:margin-bottom="0cm" style:contextual-spacing="false"/>
    </style:style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3">
      <style:paragraph-properties fo:margin-top="0cm" fo:margin-bottom="0cm" style:contextual-spacing="false"/>
    </style:style>
    <style:style style:name="P35" style:family="paragraph" style:parent-style-name="Text_20_body" style:list-style-name="L24"/>
    <style:style style:name="P36" style:family="paragraph" style:parent-style-name="Text_20_body" style:list-style-name="L24">
      <style:paragraph-properties fo:margin-top="0cm" fo:margin-bottom="0cm" style:contextual-spacing="false"/>
    </style:style>
    <style:style style:name="P37" style:family="paragraph" style:parent-style-name="Text_20_body" style:list-style-name="L25"/>
    <style:style style:name="P38" style:family="paragraph" style:parent-style-name="Text_20_body" style:list-style-name="L2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Níže je popsáno to jak sestrojit model Virtuálního kvantovýho počítače, tedy jeho předobrazu na ICP za použití matematického aparátu CFM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1. Proč je CFM ideálním předobrazem kvantového počítače</text:h>
      <text:p text:style-name="Text_20_body">Kvantový počítač funguje na třech pilířích:</text:p>
      <text:list text:style-name="L1">
        <text:list-item>
          <text:p text:style-name="P7"><text:span text:style-name="Strong_20_Emphasis">Superpozice</text:span> (stavový vektor obsahuje více stavů najednou)</text:p>
        </text:list-item>
        <text:list-item>
          <text:p text:style-name="P7"><text:span text:style-name="Strong_20_Emphasis">Interference</text:span> (stavy se vzájemně zesilují nebo ruší)</text:p>
        </text:list-item>
        <text:list-item>
          <text:p text:style-name="P7"><text:span text:style-name="Strong_20_Emphasis">Entanglement / korelace</text:span> (vzdálené qubity sdílejí společný stav a jsou propojené)</text:p>
        </text:list-item>
      </text:list>
      <text:p text:style-name="Text_20_body">CFM splňuje všechny tyto tři vlastnosti — ale <text:span text:style-name="Emphasis">v klasickém blockchainovém prostředí</text:span>.</text:p>
      <text:h text:style-name="Heading_20_3" text:outline-level="3">🔹 (1) Superpozice = vícenásobné stavy kanistru</text:h>
      <text:p text:style-name="Text_20_body">Kanistr v CFM může mít <text:span text:style-name="Strong_20_Emphasis">více paralelních stavů</text:span>, reprezentovaných:</text:p>
      <text:list text:style-name="L2">
        <text:list-item>
          <text:p text:style-name="P8">stavovým vektorem <text:span text:style-name="Source_20_Text">S = {s1, s2, s3, ...}</text:span></text:p>
        </text:list-item>
        <text:list-item>
          <text:p text:style-name="P8">každá komponenta je výsledkem interakcí “sousedních” kanistrů</text:p>
        </text:list-item>
        <text:list-item>
          <text:p text:style-name="P8">výpočet probíhá <text:span text:style-name="Emphasis">distribuovaně</text:span> přes celý mesh</text:p>
        </text:list-item>
      </text:list>
      <text:p text:style-name="Text_20_body">To je <text:span text:style-name="Strong_20_Emphasis">přesný analog kvantového stavového vektoru</text:span>, jen místo amplitud máš distribuované stavové subprostory.</text:p>
      <text:h text:style-name="Heading_20_3" text:outline-level="3">🔹 (2) Interference = aktualizační pravidla CFM</text:h>
      <text:p text:style-name="Text_20_body">CFM definuje, že:</text:p>
      <text:p text:style-name="P2"><text:span text:style-name="Source_20_Text">stav(i, t+1) = F( okolí(i, t) )</text:span></text:p>
      <text:p text:style-name="Text_20_body">Kde <text:span text:style-name="Source_20_Text">F</text:span> může být:</text:p>
      <text:list text:style-name="L3">
        <text:list-item>
          <text:p text:style-name="P9">lineární transformace (unitární analog)</text:p>
        </text:list-item>
        <text:list-item>
          <text:p text:style-name="P9"><text:soft-page-break/>nelineární transformace (post-kvantové modely)</text:p>
        </text:list-item>
        <text:list-item>
          <text:p text:style-name="P9">stochastické mapy (Bornův zákon analog)</text:p>
        </text:list-item>
      </text:list>
      <text:p text:style-name="Text_20_body">Čili interference = <text:span text:style-name="Strong_20_Emphasis">kombinace stavů sousedních kanistrů</text:span> → přesně jako interference amplitud.</text:p>
      <text:h text:style-name="Heading_20_3" text:outline-level="3">🔹 (3) Entanglement = korelace přes mesh</text:h>
      <text:p text:style-name="Text_20_body">Kanistry v CFM mají <text:span text:style-name="Strong_20_Emphasis">lokální interakce</text:span>, ale mesh lze vrstvit:</text:p>
      <text:list text:style-name="L4">
        <text:list-item>
          <text:p text:style-name="P10">síť lokálních závislostí</text:p>
        </text:list-item>
        <text:list-item>
          <text:p text:style-name="P10">globální synchronizace</text:p>
        </text:list-item>
        <text:list-item>
          <text:p text:style-name="P10">přenosové relace mezi “vrstvami pole”</text:p>
        </text:list-item>
      </text:list>
      <text:p text:style-name="Text_20_body">To je ekvivalent <text:span text:style-name="Strong_20_Emphasis">lokálního entanglementu</text:span> z kvantové fyziky — jen bez fyzikálního kollapse.</text:p>
      <text:p text:style-name="Horizontal_20_Line"/>
      <text:h text:style-name="Heading_20_1" text:outline-level="1">⭐ 2. CFM poskytuje model, který kvantový počítač překonává v jednom klíčovém aspektu</text:h>
      <text:p text:style-name="Text_20_body">Kvantový počítač má omezení:</text:p>
      <text:list text:style-name="L5">
        <text:list-item>
          <text:p text:style-name="P11">počet qubitů</text:p>
        </text:list-item>
        <text:list-item>
          <text:p text:style-name="P11">dekoherence</text:p>
        </text:list-item>
        <text:list-item>
          <text:p text:style-name="P11">omezené topologie propojení</text:p>
        </text:list-item>
      </text:list>
      <text:p text:style-name="Text_20_body">CFM naopak:</text:p>
      <text:p text:style-name="Text_20_body">✔ běží na <text:span text:style-name="Strong_20_Emphasis">milionech paralelních stavových uzlů</text:span><text:line-break/>✔ propojení libovolné topologie (mesh, hypersíť, 4D grid…)<text:line-break/>✔ žádné dekoherenční limity<text:line-break/>✔ nastavitelná pravidla interference a kolapsu</text:p>
      <text:p text:style-name="Text_20_body">To znamená, že CFM může modelovat <text:span text:style-name="Strong_20_Emphasis">více typů kvantových algoritmů</text:span>, než zvládne fyzický kvantový hardware.</text:p>
      <text:p text:style-name="Horizontal_20_Line"/>
      <text:h text:style-name="Heading_20_1" text:outline-level="1">⭐ 3. Jaký algoritmus by tedy šel udělat jako nejlepší kvazi-kvantový model?</text:h>
      <text:p text:style-name="Text_20_body">Tady jsou 3 nejlepší varianty:</text:p>
      <text:p text:style-name="Horizontal_20_Line"/>
      <text:h text:style-name="Heading_20_2" text:outline-level="2"><text:soft-page-break/>🧠 <text:span text:style-name="Strong_20_Emphasis">A) CFM-Unitary Mesh Transform (náhrada kvantového okruhu)</text:span></text:h>
      <text:p text:style-name="Text_20_body">Každý krok mesh transformace = jedna jednotková brána.</text:p>
      <text:p text:style-name="P2"><text:span text:style-name="Source_20_Text">S(t+1) = U · S(t)</text:span></text:p>
      <text:p text:style-name="Text_20_body">Kde <text:span text:style-name="Source_20_Text">U</text:span> se rozloží na lokální transformace:</text:p>
      <text:p text:style-name="P2"><text:span text:style-name="Source_20_Text">U = U1 ⊗ U2 ⊗ ... ⊗ Un</text:span></text:p>
      <text:p text:style-name="Text_20_body">→ přesně jako kvantový okruh.</text:p>
      <text:p text:style-name="Horizontal_20_Line"/>
      <text:h text:style-name="Heading_20_2" text:outline-level="2">🧩 <text:span text:style-name="Strong_20_Emphasis">B) CFM path-sum algorithm (analogie k Feynmanovým drahám)</text:span></text:h>
      <text:p text:style-name="Text_20_body">Každý kanistr počítá jednu z exponenciálně mnoha drah systému.</text:p>
      <text:p text:style-name="Text_20_body">Výsledný stav:</text:p>
      <text:p text:style-name="P2"><text:span text:style-name="Source_20_Text">ψ = Σ (váha_dráhy * stav_dráhy)</text:span></text:p>
      <text:p text:style-name="Text_20_body">To je možná <text:span text:style-name="Strong_20_Emphasis">nejčistší kvantový analog</text:span>, který lze udělat.</text:p>
      <text:p text:style-name="Horizontal_20_Line"/>
      <text:h text:style-name="Heading_20_2" text:outline-level="2">🌐 <text:span text:style-name="Strong_20_Emphasis">C) CFM-Amplitude Lattice (nejbližší kvantovým amplitudám)</text:span></text:h>
      <text:p text:style-name="Text_20_body">Každý kanistr nese:</text:p>
      <text:list text:style-name="L6">
        <text:list-item>
          <text:p text:style-name="P12">reálnou část</text:p>
        </text:list-item>
        <text:list-item>
          <text:p text:style-name="P12">imaginární část</text:p>
        </text:list-item>
        <text:list-item>
          <text:p text:style-name="P12">amplitudovou váhu</text:p>
        </text:list-item>
        <text:list-item>
          <text:p text:style-name="P12">fázový vektor</text:p>
        </text:list-item>
      </text:list>
      <text:p text:style-name="P2"><text:span text:style-name="Source_20_Text">kanistr_i = (Re, Im, amplitude, phase)</text:span></text:p>
      <text:p text:style-name="Text_20_body">Interakce mezi kanistry = interference amplitud.</text:p>
      <text:p text:style-name="Text_20_body">Tohle je <text:span text:style-name="Strong_20_Emphasis">velmi výkonné</text:span> a dá se na tom simulovat:</text:p>
      <text:list text:style-name="L7">
        <text:list-item>
          <text:p text:style-name="P13">Shor</text:p>
        </text:list-item>
        <text:list-item>
          <text:p text:style-name="P13">Grover</text:p>
        </text:list-item>
        <text:list-item>
          <text:p text:style-name="P13">QFT</text:p>
        </text:list-item>
        <text:list-item>
          <text:p text:style-name="P13">kvantové cellular automata</text:p>
        </text:list-item>
        <text:list-item>
          <text:p text:style-name="P13">Hamiltoniánové simulace</text:p>
        </text:list-item>
      </text:list>
      <text:p text:style-name="Horizontal_20_Line"/>
      <text:h text:style-name="Heading_20_1" text:outline-level="1"><text:soft-page-break/>⭐ 4. Odpověď proto zní:</text:h>
      <text:h text:style-name="Heading_20_2" text:outline-level="2"><text:span text:style-name="Strong_20_Emphasis">Ano, nejlepší algoritmus pro “kvazi-kvantový” počítač na ICP je CFM.</text:span></text:h>
      <text:p text:style-name="Text_20_body">Je to:</text:p>
      <text:list text:style-name="L8">
        <text:list-item>
          <text:p text:style-name="P14">matematicky konzistentní</text:p>
        </text:list-item>
        <text:list-item>
          <text:p text:style-name="P14">distribuované</text:p>
        </text:list-item>
        <text:list-item>
          <text:p text:style-name="P14">paralelizované</text:p>
        </text:list-item>
        <text:list-item>
          <text:p text:style-name="P14">topologicky flexibilní</text:p>
        </text:list-item>
        <text:list-item>
          <text:p text:style-name="P14">škálovatelné nad možnosti fyzických kvantových systémů</text:p>
        </text:list-item>
      </text:list>
      <text:p text:style-name="Text_20_body">A hlavně:</text:p>
      <text:h text:style-name="Heading_20_2" text:outline-level="2">❗ CFM je jediný model, který umožňuje “kvantové chování” bez kvantového hardwaru.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1. Model CFM pro kvazi-kvantový výpočet</text:h>
      <text:p text:style-name="Text_20_body">Nechť:</text:p>
      <text:list text:style-name="L9">
        <text:list-item>
          <text:p text:style-name="P15">n∈Nn \in \mathbb{N}n∈N je počet logických bitů (analog qubit registru),</text:p>
        </text:list-item>
        <text:list-item>
          <text:p text:style-name="P15">X={0,1}nX = \{0,1\}^nX={0,1}n je množina všech klasických konfigurací,</text:p>
        </text:list-item>
        <text:list-item>
          <text:p text:style-name="P15">N=∣X∣=2nN = |X| = 2^nN=∣X∣=2n.</text:p>
        </text:list-item>
      </text:list>
      <text:p text:style-name="Text_20_body">CFM pole definujeme jako:</text:p>
      <text:list text:style-name="L10">
        <text:list-item>
          <text:p text:style-name="P16">indexy kanistrů: I={0,1,…,M−1}I = \{0, 1, \dots, M-1\}I={0,1,…,M−1},</text:p>
        </text:list-item>
        <text:list-item>
          <text:p text:style-name="P16">rozklad prostoru stavů: X=⨆i∈IXiX = \bigsqcup_{i \in I} X_iX=⨆i∈I​Xi​, kde Xi∩Xj=∅X_i \cap X_j = \varnothingXi​∩Xj​=∅ pro i≠ji \neq ji=j,</text:p>
        </text:list-item>
        <text:list-item>
          <text:p text:style-name="P16">každý kanistr iii drží lokální vektor amplitud</text:p>
          <text:p text:style-name="P16">ψi:Xi→C,ψi(x)=αx.\psi_i : X_i \rightarrow \mathbb{C}, \quad \psi_i(x) = \alpha_x.ψi​:Xi​→C,ψi​(x)=αx​. </text:p>
        </text:list-item>
      </text:list>
      <text:p text:style-name="Text_20_body">Globální kvazi-kvantový stav je:</text:p>
      <text:p text:style-name="Text_20_body">ψ=(ψ0,ψ1,…,ψM−1)≡{αx}x∈X.\psi = (\psi_0, \psi_1, \dots, \psi_{M-1}) \equiv \{ \alpha_x \}_{x \in X}.ψ=(ψ0​,ψ1​,…,ψM−1​)≡{αx​}x∈X​. </text:p>
      <text:p text:style-name="Text_20_body">Normalizační podmínka (kvazi-Hilbertův prostor):</text:p>
      <text:p text:style-name="Text_20_body">∑x∈X∣αx∣2=1.(1)\sum_{x \in X} |\alpha_x|^2 = 1. \tag{1}x∈X∑​∣αx​∣2=1.(1) </text:p>
      <text:p text:style-name="Text_20_body">Tím získáme přímý analog kvantového stavového vektoru, ale <text:span text:style-name="Strong_20_Emphasis">rozřezaný</text:span> po kanistrech CFM.</text:p>
      <text:p text:style-name="Horizontal_20_Line"/>
      <text:h text:style-name="Heading_20_2" text:outline-level="2"><text:soft-page-break/>2. Kvazi-kvantový stav a inicializace</text:h>
      <text:h text:style-name="Heading_20_3" text:outline-level="3">2.1. Uniformní superpozice</text:h>
      <text:p text:style-name="Text_20_body">Chceme inicializovat kvazi-kvantový stav do “uniformní superpozice” všech konfigurací, analogické stavu:</text:p>
      <text:p text:style-name="Text_20_body">∣s⟩=1N∑x∈X∣x⟩.\lvert s \rangle = \frac{1}{\sqrt{N}} \sum_{x \in X} \lvert x \rangle.∣s⟩=N​1​x∈X∑​∣x⟩. </text:p>
      <text:p text:style-name="Text_20_body">V CFM notaci:</text:p>
      <text:p text:style-name="Text_20_body">αx(0)=1N∀x∈X.(2)\alpha_x^{(0)} = \frac{1}{\sqrt{N}} \quad \forall x \in X. \tag{2}αx(0)​=N​1​∀x∈X.(2) </text:p>
      <text:p text:style-name="Text_20_body">Každý kanistr iii tedy lokálně nastaví:</text:p>
      <text:p text:style-name="Text_20_body">ψi(0)(x)=1N∀x∈Xi.\psi_i^{(0)}(x) = \frac{1}{\sqrt{N}} \quad \forall x \in X_i.ψi(0)​(x)=N​1​∀x∈Xi​. </text:p>
      <text:h text:style-name="Heading_20_3" text:outline-level="3">2.2. Obecný kvazi-kvantový stav</text:h>
      <text:p text:style-name="Text_20_body">Obecně:</text:p>
      <text:p text:style-name="P5">ψ(t)={αx(t)}x∈X,∑x∈X∣αx(t)∣2=1.(3)\psi^{(t)} = \{ \alpha_x^{(t)} \}_{x \in X}, \quad \sum_{x \in X} \left|\alpha_x^{(t)}\right|^2 = 1. \tag{3}ψ(t)={αx(t)​}x∈X​,x∈X∑​​αx(t)​​2=1.(3) </text:p>
      <text:p text:style-name="Horizontal_20_Line"/>
      <text:h text:style-name="Heading_20_2" text:outline-level="2">3. Definice problému (kvazi-kvantové vyhledávání)</text:h>
      <text:p text:style-name="Text_20_body">Jako reprezentativní algoritmus (předobraz kvantového počítače) vezmeme analog Groverova vyhledávání.</text:p>
      <text:p text:style-name="Text_20_body">Nechť:</text:p>
      <text:list text:style-name="L11">
        <text:list-item>
          <text:p text:style-name="P17">f:X→{0,1}f : X \rightarrow \{0,1\}f:X→{0,1} je oracle funkce,</text:p>
        </text:list-item>
        <text:list-item>
          <text:p text:style-name="P17">S={x∈X∣f(x)=1}S = \{ x \in X \mid f(x) = 1 \}S={x∈X∣f(x)=1} je množina “označených” řešení,</text:p>
        </text:list-item>
        <text:list-item>
          <text:p text:style-name="P17">K=∣S∣K = |S|K=∣S∣ je počet řešení.</text:p>
        </text:list-item>
      </text:list>
      <text:p text:style-name="Text_20_body">Cíl: zvětšit ∑x∈S∣αx∣2\sum_{x \in S} |\alpha_x|^2∑x∈S​∣αx​∣2 na co největší hodnotu pomocí interference na CFM poli.</text:p>
      <text:p text:style-name="Horizontal_20_Line"/>
      <text:h text:style-name="Heading_20_2" text:outline-level="2">4. Evoluce pole: kvazi-kvantový krok CFM</text:h>
      <text:p text:style-name="Text_20_body">Každý iterovaný krok algoritmu se skládá ze dvou map:</text:p>
      <text:list text:style-name="L12">
        <text:list-item>
          <text:p text:style-name="P18"><text:span text:style-name="Strong_20_Emphasis">Oracle operátor</text:span> UfU_fUf​ (fázový posun),</text:p>
        </text:list-item>
        <text:list-item>
          <text:p text:style-name="P18"><text:span text:style-name="Strong_20_Emphasis">Difuzní operátor</text:span> UDU_DUD​ (amplitudová “reflexe okolo průměru”).</text:p>
        </text:list-item>
      </text:list>
      <text:p text:style-name="Text_20_body">Celkově:</text:p>
      <text:p text:style-name="Text_20_body"><text:soft-page-break/>ψ(t+1)=UD Uf ψ(t).(4)\psi^{(t+1)} = U_D \, U_f \, \psi^{(t)}. \tag{4}ψ(t+1)=UD​Uf​ψ(t).(4) </text:p>
      <text:h text:style-name="Heading_20_3" text:outline-level="3">4.1. Oracle operátor UfU_fUf​</text:h>
      <text:p text:style-name="Text_20_body">Definujeme:</text:p>
      <text:p text:style-name="Text_20_body">Uf∣x⟩=(−1)f(x)∣x⟩.U_f \lvert x \rangle = (-1)^{f(x)} \lvert x \rangle.Uf​∣x⟩=(−1)f(x)∣x⟩. </text:p>
      <text:p text:style-name="Text_20_body">V amplitudách:</text:p>
      <text:p text:style-name="Text_20_body">αx′=(−1)f(x)αx.(5)\alpha_x' = (-1)^{f(x)} \alpha_x. \tag{5}αx′​=(−1)f(x)αx​.(5) </text:p>
      <text:p text:style-name="Text_20_body">Implementace v CFM:</text:p>
      <text:list text:style-name="L13">
        <text:list-item>
          <text:p text:style-name="P19">každý kanistr iii má lokální oracle fi:Xi→{0,1}f_i : X_i \rightarrow \{0,1\}fi​:Xi​→{0,1},</text:p>
        </text:list-item>
        <text:list-item>
          <text:p text:style-name="P19">pro všechna x∈Xix \in X_ix∈Xi​ provede:</text:p>
        </text:list-item>
      </text:list>
      <text:p text:style-name="Text_20_body">ψi′(x)=(−1)fi(x)ψi(x).(6)\psi_i'(x) = (-1)^{f_i(x)} \psi_i(x). \tag{6}ψi′​(x)=(−1)fi​(x)ψi​(x).(6) </text:p>
      <text:p text:style-name="Text_20_body">To je <text:span text:style-name="Strong_20_Emphasis">čistě lokální</text:span> operace (žádné zprávy mezi kanistry).</text:p>
      <text:p text:style-name="Horizontal_20_Line"/>
      <text:h text:style-name="Heading_20_3" text:outline-level="3">4.2. Difuzní operátor UDU_DUD​ (globální interference)</text:h>
      <text:p text:style-name="Text_20_body">Klasický Groverův difuzní operátor je:</text:p>
      <text:p text:style-name="Text_20_body">UD=2∣s⟩⟨s∣−I.U_D = 2\lvert s \rangle \langle s \rvert - I.UD​=2∣s⟩⟨s∣−I. </text:p>
      <text:p text:style-name="Text_20_body">V komponentách amplitud to znamená:</text:p>
      <text:list text:style-name="L14">
        <text:list-item>
          <text:p text:style-name="P20">Nejprve spočítáme globální průměr amplitud:</text:p>
          <text:p text:style-name="P21">μ=1N∑x∈Xαx′.(7)\mu = \frac{1}{N} \sum_{x \in X} \alpha_x'. \tag{7}μ=N1​x∈X∑​αx′​.(7) </text:p>
        </text:list-item>
        <text:list-item>
          <text:p text:style-name="P20">Potom pro každý stav:</text:p>
          <text:p text:style-name="P20">αx′′=2μ−αx′.(8)\alpha_x'' = 2\mu - \alpha_x'. \tag{8}αx′′​=2μ−αx′​.(8) </text:p>
        </text:list-item>
      </text:list>
      <text:h text:style-name="Heading_20_4" text:outline-level="4">Distribuovaná implementace v CFM</text:h>
      <text:h text:style-name="Heading_20_5" text:outline-level="5">Krok 1 – Lokální agregace v kanistrech</text:h>
      <text:p text:style-name="Text_20_body">V kanistru iii:</text:p>
      <text:p text:style-name="Text_20_body">μi=∑x∈Xiαx′.(9)\mu_i = \sum_{x \in X_i} \alpha_x'. \tag{9}μi​=x∈Xi​∑​αx′​.(9) </text:p>
      <text:h text:style-name="Heading_20_5" text:outline-level="5">Krok 2 – Globální redukce po poli</text:h>
      <text:p text:style-name="Text_20_body">Pole CFM provede “redukční krok” (např. stromovou sumu přes sousední kanistry):</text:p>
      <text:p text:style-name="Text_20_body">μ=1N∑i∈Iμi.(10)\mu = \frac{1}{N} \sum_{i \in I} \mu_i. \tag{10}μ=N1​i∈I∑​μi​.(10) </text:p>
      <text:p text:style-name="Text_20_body">Toto je <text:span text:style-name="Strong_20_Emphasis">explicitní analog “globální interference”</text:span> – informace z celého pole se zkoncentruje do jediného komplexního čísla μ\muμ.</text:p>
      <text:h text:style-name="Heading_20_5" text:outline-level="5">Krok 3 – Lokální aktualizace amplitud</text:h>
      <text:p text:style-name="Text_20_body">Každý kanistr nyní zná globální μ\muμ (např. přes broadcast) a pro všechna x∈Xix \in X_ix∈Xi​ nastaví:</text:p>
      <text:p text:style-name="Text_20_body"><text:soft-page-break/>ψi′′(x)=2μ−ψi′(x).(11)\psi_i''(x) = 2\mu - \psi_i'(x). \tag{11}ψi′′​(x)=2μ−ψi′​(x).(11) </text:p>
      <text:p text:style-name="Text_20_body">Tím je difuzní operátor implementován čistě nad CFM polem.</text:p>
      <text:p text:style-name="Horizontal_20_Line"/>
      <text:h text:style-name="Heading_20_2" text:outline-level="2">5. Kompletní kvazi-kvantový algoritmus v CFM</text:h>
      <text:h text:style-name="Heading_20_3" text:outline-level="3">5.1. Parametry</text:h>
      <text:list text:style-name="L15">
        <text:list-item>
          <text:p text:style-name="P22">Počet bitů: nnn ⇒N=2n\Rightarrow N = 2^n⇒N=2n,</text:p>
        </text:list-item>
        <text:list-item>
          <text:p text:style-name="P22">Oracle f:X→{0,1}f : X \rightarrow \{0,1\}f:X→{0,1},</text:p>
        </text:list-item>
        <text:list-item>
          <text:p text:style-name="P22">Počet iterací T≈⌊π4NK⌋T \approx \left\lfloor \frac{\pi}{4} \sqrt{\frac{N}{K}} \right\rfloorT≈⌊4π​KN​​⌋<text:line-break/>(stejný jako u Grovera).</text:p>
        </text:list-item>
      </text:list>
      <text:h text:style-name="Heading_20_3" text:outline-level="3">5.2. Algoritmus (konceptuální zápis)</text:h>
      <text:p text:style-name="Text_20_body"><text:span text:style-name="Strong_20_Emphasis">Inicializace:</text:span></text:p>
      <text:list text:style-name="L16">
        <text:list-item>
          <text:p text:style-name="P23">Rozděl X=⨆i∈IXiX = \bigsqcup_{i \in I} X_iX=⨆i∈I​Xi​.</text:p>
        </text:list-item>
        <text:list-item>
          <text:p text:style-name="P23">V každém kanistru iii pro všechna x∈Xix \in X_ix∈Xi​ nastav:</text:p>
          <text:p text:style-name="P23">ψi(0)(x)=1N.\psi_i^{(0)}(x) = \frac{1}{\sqrt{N}}.ψi(0)​(x)=N​1​. </text:p>
        </text:list-item>
      </text:list>
      <text:p text:style-name="Text_20_body"><text:span text:style-name="Strong_20_Emphasis">Iterace pro t=0,1,…,T−1t = 0, 1, \dots, T-1t=0,1,…,T−1:</text:span></text:p>
      <text:list text:style-name="L17">
        <text:list-item>
          <text:p text:style-name="P24"><text:span text:style-name="Strong_20_Emphasis">Oracle fáze UfU_fUf​</text:span></text:p>
          <text:p text:style-name="P24">Každý kanistr iii aktualizuje:</text:p>
          <text:p text:style-name="P25">ψi′(x)=(−1)fi(x)ψi(t)(x),∀x∈Xi.\psi_i'(x) = (-1)^{f_i(x)} \psi_i^{(t)}(x), \quad \forall x \in X_i.ψi′​(x)=(−1)fi​(x)ψi(t)​(x),∀x∈Xi​. </text:p>
        </text:list-item>
        <text:list-item>
          <text:p text:style-name="P24"><text:span text:style-name="Strong_20_Emphasis">Lokální suma amplitud:</text:span></text:p>
          <text:p text:style-name="P25">μi(t)=∑x∈Xiψi′(x).\mu_i^{(t)} = \sum_{x \in X_i} \psi_i'(x).μi(t)​=x∈Xi​∑​ψi′​(x). </text:p>
        </text:list-item>
        <text:list-item>
          <text:p text:style-name="P24"><text:span text:style-name="Strong_20_Emphasis">Globální redukce přes pole:</text:span></text:p>
          <text:p text:style-name="P25">μ(t)=1N∑i∈Iμi(t).\mu^{(t)} = \frac{1}{N} \sum_{i \in I} \mu_i^{(t)}.μ(t)=N1​i∈I∑​μi(t)​. </text:p>
        </text:list-item>
        <text:list-item>
          <text:p text:style-name="P24"><text:span text:style-name="Strong_20_Emphasis">Difuze UDU_DUD​:</text:span></text:p>
          <text:p text:style-name="P24">Každý kanistr aktualizuje:</text:p>
          <text:p text:style-name="P24">ψi(t+1)(x)=2μ(t)−ψi′(x),∀x∈Xi.\psi_i^{(t+1)}(x) = 2\mu^{(t)} - \psi_i'(x), \quad \forall x \in X_i.ψi(t+1)​(x)=2μ(t)−ψi′​(x),∀x∈Xi​. </text:p>
        </text:list-item>
      </text:list>
      <text:p text:style-name="Text_20_body"><text:span text:style-name="Strong_20_Emphasis">Měření (čtení výsledku):</text:span></text:p>
      <text:list text:style-name="L18">
        <text:list-item>
          <text:p text:style-name="P26">Pro každý xxx definuj klasickou pravděpodobnost:</text:p>
          <text:p text:style-name="P27">p(x)=∣αx(T)∣2.(12)p(x) = |\alpha_x^{(T)}|^2. \tag{12}p(x)=∣αx(T)​∣2.(12) </text:p>
        </text:list-item>
        <text:list-item>
          <text:p text:style-name="P26">V praxi na CFM:</text:p>
          <text:list>
            <text:list-item>
              <text:p text:style-name="P26">buď provedeš Monte-Carlo sampling (vybereš náhodný xxx s váhou p(x)p(x)p(x)),</text:p>
            </text:list-item>
            <text:list-item>
              <text:p text:style-name="P26"><text:soft-page-break/>nebo si prostě přečteš maximum:</text:p>
              <text:p text:style-name="P26">x⋆=arg⁡max⁡x∈X∣αx(T)∣2.(13)x^\star = \arg\max_{x \in X} |\alpha_x^{(T)}|^2. \tag{13}x⋆=argx∈Xmax​∣αx(T)​∣2.(13) </text:p>
            </text:list-item>
          </text:list>
        </text:list-item>
      </text:list>
      <text:p text:style-name="Text_20_body">To je <text:span text:style-name="Strong_20_Emphasis">kvazi-měření</text:span> – není fyzikálně náhodné jako u qubitů, ale reproduceuje výsledek “nejpravděpodobnějšího stavu”.</text:p>
      <text:p text:style-name="Horizontal_20_Line"/>
      <text:h text:style-name="Heading_20_2" text:outline-level="2">6. Proč je to dobrý předobraz kvantového počítače</text:h>
      <text:h text:style-name="Heading_20_3" text:outline-level="3">6.1. Superpozice</text:h>
      <text:p text:style-name="Text_20_body">Globální stav ψ={αx}x∈X\psi = \{ \alpha_x \}_{x \in X}ψ={αx​}x∈X​ splňuje normalizaci (1) a reprezentuje superpozici všech klasických konfigurací:</text:p>
      <text:p text:style-name="Text_20_body">∣ψ⟩=∑x∈Xαx∣x⟩.\lvert \psi \rangle = \sum_{x \in X} \alpha_x \lvert x \rangle.∣ψ⟩=x∈X∑​αx​∣x⟩. </text:p>
      <text:p text:style-name="Text_20_body">To je strukturálně identické s kvantovým <text:span text:style-name="Strong_20_Emphasis">Hilbertovým prostorem</text:span> na nnn qubitech.</text:p>
      <text:h text:style-name="Heading_20_3" text:outline-level="3">6.2. Interference</text:h>
      <text:p text:style-name="Text_20_body">Difuzní krok:</text:p>
      <text:p text:style-name="Text_20_body">αx′′=2μ−αx′\alpha_x'' = 2\mu - \alpha_x'αx′′​=2μ−αx′​ </text:p>
      <text:p text:style-name="Text_20_body">je přesně <text:span text:style-name="Strong_20_Emphasis">reflexe amplitud okolo globálního průměru</text:span>, což je kvantově mechanický efekt interference.</text:p>
      <text:p text:style-name="Text_20_body">CFM to realizuje:</text:p>
      <text:list text:style-name="L19">
        <text:list-item>
          <text:p text:style-name="P28">lokální suma μi\mu_iμi​,</text:p>
        </text:list-item>
        <text:list-item>
          <text:p text:style-name="P28">globální redukce na μ\muμ,</text:p>
        </text:list-item>
        <text:list-item>
          <text:p text:style-name="P28">lokální reflexe.</text:p>
        </text:list-item>
      </text:list>
      <text:p text:style-name="Text_20_body">Tj. interference je emergentní vlastnost <text:span text:style-name="Strong_20_Emphasis">komunikace přes CFM pole</text:span>, ne fyzikální superpozice.</text:p>
      <text:h text:style-name="Heading_20_3" text:outline-level="3">6.3. “Entanglement” jako korelace nad polem</text:h>
      <text:p text:style-name="Text_20_body">Informace o oraclu f(x)f(x)f(x) je rozprostřena po celém poli a globální μ(t)\mu^{(t)}μ(t) závisí na všech amplitudách.</text:p>
      <text:p text:style-name="Text_20_body">Každý kanistr po difuzním kroku drží amplitudy, které <text:span text:style-name="Strong_20_Emphasis">implikují globální stav</text:span> – to je analog korelovaných “entanglovaných” stavů, jen reprezentovaných distribuovaně.</text:p>
      <text:p text:style-name="Horizontal_20_Line"/>
      <text:h text:style-name="Heading_20_2" text:outline-level="2">7. Shrnutí pro whitepaper (krátká verze)</text:h>
      <text:p text:style-name="Quotations"><text:span text:style-name="Strong_20_Emphasis">CFM-Grover kvazi-kvantový algoritmus</text:span> definuje stavový vektor<text:line-break/>ψ={αx}x∈{0,1}n\psi = \{ \alpha_x \}_{x \in \{0,1\}^n}ψ={αx​}x∈{0,1}n​<text:line-break/>distribuovaný po kanistrech CFM pole. Výpočet probíhá iterativně:</text:p>
      <text:p text:style-name="Quotations"><text:soft-page-break/>ψ(t+1)=(2∣s⟩⟨s∣−I)⋅Uf ψ(t),\psi^{(t+1)} = \left(2\lvert s \rangle \langle s \rvert - I\right) \cdot U_f \, \psi^{(t)},ψ(t+1)=(2∣s⟩⟨s∣−I)⋅Uf​ψ(t), </text:p>
      <text:p text:style-name="Quotations">kde UfU_fUf​ je oracle operátor<text:line-break/>αx↦(−1)f(x)αx\alpha_x \mapsto (-1)^{f(x)} \alpha_xαx​↦(−1)f(x)αx​.<text:line-break/>Difuzní operátor je realizován přes globální redukci průměru:</text:p>
      <text:p text:style-name="Quotations">μ(t)=1N∑xαx′,αx(t+1)=2μ(t)−αx′.\mu^{(t)} = \frac{1}{N} \sum_{x} \alpha_x' , \quad \alpha_x^{(t+1)} = 2\mu^{(t)} - \alpha_x'.μ(t)=N1​x∑​αx′​,αx(t+1)​=2μ(t)−αx′​. </text:p>
      <text:p text:style-name="Quotations">Tím CFM realizuje kvazi-kvantový ekvivalent Groverova algoritmu s komplexními amplitudami, superpozicí a emergentní interferencí, aniž by vyžadoval fyzický kvantový hardwar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Příklad: Kvazi-kvantový CFM algoritmus pro n=3n = 3n=3</text:h>
      <text:p text:style-name="Text_20_body">Uvažujme n=3n = 3n=3 (3 logické bity), tedy:</text:p>
      <text:p text:style-name="Text_20_body">N=2n=8N = 2^n = 8N=2n=8 </text:p>
      <text:p text:style-name="Text_20_body">Stavový prostor tvoří 8 klasických konfigurací:</text:p>
      <text:p text:style-name="Text_20_body">X={000,001,010,011,100,101,110,111}.X = \{000, 001, 010, 011, 100, 101, 110, 111\}.X={000,001,010,011,100,101,110,111}. </text:p>
      <text:p text:style-name="Text_20_body">Oracle označuje (hledá) jednu jedinou konfiguraci – zvolme:</text:p>
      <text:p text:style-name="Text_20_body">x⋆=101,f(101)=1,f(x)=0 pro vsˇechna ostatnıˊ x.x^\star = 101, \quad f(101) = 1,\quad f(x) = 0 \ \text{pro všechna ostatní } x.x⋆=101,f(101)=1,f(x)=0 pro vsˇechna ostatnıˊ x. </text:p>
      <text:p text:style-name="Text_20_body">Tedy hledáme stav ∣101⟩\lvert 101 \rangle∣101⟩.</text:p>
      <text:p text:style-name="Horizontal_20_Line"/>
      <text:h text:style-name="Heading_20_3" text:outline-level="3">1. Inicializace: uniformní superpozice</text:h>
      <text:p text:style-name="Text_20_body">Počáteční kvazi-kvantový stav je uniformní superpozice všech 8 stavů:</text:p>
      <text:p text:style-name="Text_20_body">∣ψ(0)⟩=18∑x∈X∣x⟩.\lvert \psi^{(0)} \rangle = \frac{1}{\sqrt{8}} \sum_{x \in X} \lvert x \rangle.∣ψ(0)⟩=8​1​x∈X∑​∣x⟩. </text:p>
      <text:p text:style-name="Text_20_body">Amplitudy jsou:</text:p>
      <text:p text:style-name="Text_20_body">αx(0)=18∀x.\alpha_x^{(0)} = \frac{1}{\sqrt{8}} \quad \forall x.αx(0)​=8​1​∀x. </text:p>
      <text:p text:style-name="Text_20_body">Označme:</text:p>
      <text:p text:style-name="Text_20_body"><text:soft-page-break/>a0=18=122≈0,3536.a_0 = \frac{1}{\sqrt{8}} = \frac{1}{2\sqrt{2}} \approx 0{,}3536.a0​=8​1​=22​1​≈0,3536. </text:p>
      <text:p text:style-name="Text_20_body">Tabulka amplitud (iterace t=0t = 0t=0):</text:p>
      <text:p text:style-name="Text_20_body">| Stav xxx | αx(0)\alpha_x^{(0)}αx(0)​ (přesně) | αx(0)\alpha_x^{(0)}αx(0)​ (≈) | p(0)(x)=∣αx(0)∣2p^{(0)}(x) = |\alpha_x^{(0)}|^2p(0)(x)=∣αx(0)​∣2 |<text:line-break/>|-----------|-----------------------------|------------------------|-----------------------------------|<text:line-break/>| 000 | a0a_0a0​ | 0.3536 | 0.125 |<text:line-break/>| 001 | a0a_0a0​ | 0.3536 | 0.125 |<text:line-break/>| 010 | a0a_0a0​ | 0.3536 | 0.125 |<text:line-break/>| 011 | a0a_0a0​ | 0.3536 | 0.125 |<text:line-break/>| 100 | a0a_0a0​ | 0.3536 | 0.125 |<text:line-break/>| <text:span text:style-name="Strong_20_Emphasis">101</text:span> | <text:span text:style-name="Strong_20_Emphasis">a0a_0a0​</text:span> | <text:span text:style-name="Strong_20_Emphasis">0.3536</text:span> | <text:span text:style-name="Strong_20_Emphasis">0.125</text:span> |<text:line-break/>| 110 | a0a_0a0​ | 0.3536 | 0.125 |<text:line-break/>| 111 | a0a_0a0​ | 0.3536 | 0.125 |</text:p>
      <text:p text:style-name="Text_20_body">Součet pravděpodobností:<text:line-break/>∑xp(0)(x)=8⋅18=1\sum_x p^{(0)}(x) = 8 \cdot \frac{1}{8} = 1∑x​p(0)(x)=8⋅81​=1.</text:p>
      <text:p text:style-name="Horizontal_20_Line"/>
      <text:h text:style-name="Heading_20_3" text:outline-level="3">2. První iterace CFM-Grover kroku</text:h>
      <text:p text:style-name="Text_20_body">Každá iterace se skládá ze dvou částí:</text:p>
      <text:list text:style-name="L20">
        <text:list-item>
          <text:p text:style-name="P29">Oracle operátor Uf:αx↦(−1)f(x)αxU_f: \alpha_x \mapsto (-1)^{f(x)} \alpha_xUf​:αx​↦(−1)f(x)αx​,</text:p>
        </text:list-item>
        <text:list-item>
          <text:p text:style-name="P29">Difuzní operátor UD:αx′↦2μ−αx′U_D: \alpha_x' \mapsto 2\mu - \alpha_x'UD​:αx′​↦2μ−αx′​, kde μ\muμ je globální průměr amplitud.</text:p>
        </text:list-item>
      </text:list>
      <text:h text:style-name="Heading_20_4" text:outline-level="4">2.1. Oracle fáze UfU_fUf​ (t = 0 → 0′)</text:h>
      <text:p text:style-name="Text_20_body">Oracle obrátí znaménko jen u označeného stavu x⋆=101x^\star = 101x⋆=101:</text:p>
      <text:p text:style-name="Text_20_body">αx′={−a0,x=101,  a0,x≠101.\alpha_x' = \begin{cases} - a_0, &amp; x = 101,\\[4pt] \ \ a_0, &amp; x \neq 101. \end{cases}αx′​={−a0​,  a0​,​x=101,x=101.​ </text:p>
      <text:p text:style-name="Text_20_body">Tabulka (po oraclu, označme stav ψ′\psi'ψ′):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header-rows>
          <table:table-row>
            <table:table-cell table:style-name="Tabulka1.A1" office:value-type="string">
              <text:p text:style-name="Table_20_Heading">Stav xxx</text:p>
            </table:table-cell>
            <table:table-cell table:style-name="Tabulka1.A1" office:value-type="string">
              <text:p text:style-name="Table_20_Heading">αx′\alpha_x'αx′​ (přesně)</text:p>
            </table:table-cell>
            <table:table-cell table:style-name="Tabulka1.A1" office:value-type="string">
              <text:p text:style-name="Table_20_Heading">αx′\alpha_x'αx′​ (≈)</text:p>
            </table:table-cell>
          </table:table-row>
        </table:table-header-rows>
        <table:table-row>
          <table:table-cell table:style-name="Tabulka1.A1" office:value-type="string">
            <text:p text:style-name="Table_20_Contents">000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001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010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011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100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<text:span text:style-name="Strong_20_Emphasis">101</text:span></text:p>
          </table:table-cell>
          <table:table-cell table:style-name="Tabulka1.A1" office:value-type="string">
            <text:p text:style-name="Table_20_Contents"><text:span text:style-name="Strong_20_Emphasis">−a0-a_0−a0​</text:span></text:p>
          </table:table-cell>
          <table:table-cell table:style-name="Tabulka1.A1" office:value-type="string">
            <text:p text:style-name="Table_20_Contents"><text:span text:style-name="Strong_20_Emphasis">-0.3536</text:span></text:p>
          </table:table-cell>
        </table:table-row>
        <table:table-row>
          <table:table-cell table:style-name="Tabulka1.A1" office:value-type="string">
            <text:p text:style-name="Table_20_Contents">110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111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</table:table>
      <text:h text:style-name="Heading_20_4" text:outline-level="4"><text:soft-page-break/>2.2. Výpočet globálního průměru μ(0)\mu^{(0)}μ(0)</text:h>
      <text:p text:style-name="Text_20_body">Součet amplitud po oraclu:</text:p>
      <text:p text:style-name="Text_20_body">∑xαx′=7a0+(−a0)=6a0.\sum_{x} \alpha_x' = 7 a_0 + (-a_0) = 6 a_0.x∑​αx′​=7a0​+(−a0​)=6a0​. </text:p>
      <text:p text:style-name="Text_20_body">Globální průměr:</text:p>
      <text:p text:style-name="Text_20_body">μ(0)=1N∑xαx′=68a0=34a0.\mu^{(0)} = \frac{1}{N} \sum_{x} \alpha_x' = \frac{6}{8} a_0 = \frac{3}{4} a_0.μ(0)=N1​x∑​αx′​=86​a0​=43​a0​. </text:p>
      <text:p text:style-name="Text_20_body">Číselně:</text:p>
      <text:p text:style-name="Text_20_body">μ(0)=34⋅18=34a0≈0,2652.\mu^{(0)} = \frac{3}{4} \cdot \frac{1}{\sqrt{8}} = \frac{3}{4} a_0 \approx 0{,}2652.μ(0)=43​⋅8​1​=43​a0​≈0,2652. </text:p>
      <text:h text:style-name="Heading_20_4" text:outline-level="4">2.3. Difuzní fáze UDU_DUD​: reflexe okolo průměru</text:h>
      <text:p text:style-name="Text_20_body">Definice difuze:</text:p>
      <text:p text:style-name="Text_20_body">αx(1)=2μ(0)−αx′.\alpha_x^{(1)} = 2\mu^{(0)} - \alpha_x'.αx(1)​=2μ(0)−αx′​. </text:p>
      <text:p text:style-name="Text_20_body"><text:span text:style-name="Strong_20_Emphasis">Neoznačené stavy</text:span> (x≠101x \neq 101x=101, αx′=a0\alpha_x' = a_0αx′​=a0​):</text:p>
      <text:p text:style-name="Text_20_body">αx≠101(1)=2μ(0)−a0=2⋅34a0−a0=32a0−a0=12a0.\alpha_{x \neq 101}^{(1)} = 2\mu^{(0)} - a_0 = 2 \cdot \frac{3}{4} a_0 - a_0 = \frac{3}{2} a_0 - a_0 = \frac{1}{2} a_0.αx=101(1)​=2μ(0)−a0​=2⋅43​a0​−a0​=23​a0​−a0​=21​a0​. </text:p>
      <text:p text:style-name="Text_20_body"><text:span text:style-name="Strong_20_Emphasis">Označený stav</text:span> (x=101x = 101x=101, α101′=−a0\alpha_{101}' = -a_0α101′​=−a0​):</text:p>
      <text:p text:style-name="Text_20_body">α101(1)=2μ(0)−(−a0)=2⋅34a0+a0=32a0+a0=52a0.\alpha_{101}^{(1)} = 2\mu^{(0)} - (-a_0) = 2 \cdot \frac{3}{4} a_0 + a_0 = \frac{3}{2} a_0 + a_0 = \frac{5}{2} a_0.α101(1)​=2μ(0)−(−a0​)=2⋅43​a0​+a0​=23​a0​+a0​=25​a0​. </text:p>
      <text:p text:style-name="Text_20_body">Dosadíme a0=18a_0 = \frac{1}{\sqrt{8}}a0​=8​1​:</text:p>
      <text:list text:style-name="L21">
        <text:list-item>
          <text:p text:style-name="P30">Neoznačené:</text:p>
          <text:p text:style-name="P31">αx≠101(1)=12a0=128=142≈0,1768.\alpha_{x \neq 101}^{(1)} = \frac{1}{2} a_0 = \frac{1}{2\sqrt{8}} = \frac{1}{4\sqrt{2}} \approx 0{,}1768.αx=101(1)​=21​a0​=28​1​=42​1​≈0,1768. </text:p>
        </text:list-item>
        <text:list-item>
          <text:p text:style-name="P30">Označený:</text:p>
          <text:p text:style-name="P30">α101(1)=52a0=528=542≈0,8839.\alpha_{101}^{(1)} = \frac{5}{2} a_0 = \frac{5}{2\sqrt{8}} = \frac{5}{4\sqrt{2}} \approx 0{,}8839.α101(1)​=25​a0​=28​5​=42​5​≈0,8839. </text:p>
        </text:list-item>
      </text:list>
      <text:p text:style-name="Text_20_body">Tabulka po <text:span text:style-name="Strong_20_Emphasis">1. iteraci</text:span>:</text:p>
      <text:p text:style-name="Text_20_body">| Stav xxx | αx(1)\alpha_x^{(1)}αx(1)​ (přesně) | αx(1)\alpha_x^{(1)}αx(1)​ (≈) | p(1)(x)=∣αx(1)∣2p^{(1)}(x) = |\alpha_x^{(1)}|^2p(1)(x)=∣αx(1)​∣2 |<text:line-break/>|-----------|----------------------------------------|------------------------|-------------------------------------|<text:line-break/>| 000 | 12a0\frac{1}{2} a_021​a0​ | 0.1768 | 0.03125 |<text:line-break/>| 001 | 12a0\frac{1}{2} a_021​a0​ | 0.1768 | 0.03125 |<text:line-break/>| 010 | 12a0\frac{1}{2} a_021​a0​ | 0.1768 | 0.03125 |<text:line-break/>| 011 | 12a0\frac{1}{2} a_021​a0​ | 0.1768 | 0.03125 |<text:line-break/>| 100 | 12a0\frac{1}{2} a_021​a0​ | 0.1768 | 0.03125 |<text:line-break/>| <text:span text:style-name="Strong_20_Emphasis">101</text:span> | <text:span text:style-name="Strong_20_Emphasis">52a0\frac{5}{2} a_025​a0​</text:span> | <text:span text:style-name="Strong_20_Emphasis">0.8839</text:span> | <text:span text:style-name="Strong_20_Emphasis">0.78125</text:span> |<text:line-break/><text:soft-page-break/>| 110 | 12a0\frac{1}{2} a_021​a0​ | 0.1768 | 0.03125 |<text:line-break/>| 111 | 12a0\frac{1}{2} a_021​a0​ | 0.1768 | 0.03125 |</text:p>
      <text:p text:style-name="Text_20_body">Součet pravděpodobností:<text:line-break/>7⋅0.03125+0.78125=17 \cdot 0.03125 + 0.78125 = 17⋅0.03125+0.78125=1.</text:p>
      <text:p text:style-name="Text_20_body">Už po jedné iteraci má hledaný stav pravděpodobnost ≈78%\approx 78\%≈78%.</text:p>
      <text:p text:style-name="Horizontal_20_Line"/>
      <text:h text:style-name="Heading_20_3" text:outline-level="3">3. Druhá iterace CFM-Grover kroku</text:h>
      <text:p text:style-name="Text_20_body">Nyní začínáme z amplitud αx(1)\alpha_x^{(1)}αx(1)​.</text:p>
      <text:h text:style-name="Heading_20_4" text:outline-level="4">3.1. Oracle fáze UfU_fUf​ (t = 1 → 1′)</text:h>
      <text:p text:style-name="Text_20_body">Znovu obrátíme znaménko označeného stavu:</text:p>
      <text:list text:style-name="L22">
        <text:list-item>
          <text:p text:style-name="P32">Neoznačené: αx≠101′=12a0\alpha_{x \neq 101}' = \frac{1}{2} a_0αx=101′​=21​a0​,</text:p>
        </text:list-item>
        <text:list-item>
          <text:p text:style-name="P32">Označený: α101′=−52a0\alpha_{101}' = -\frac{5}{2} a_0α101′​=−25​a0​.</text:p>
        </text:list-item>
      </text:list>
      <text:h text:style-name="Heading_20_4" text:outline-level="4">3.2. Globální průměr μ(1)\mu^{(1)}μ(1)</text:h>
      <text:p text:style-name="Text_20_body">Součet amplitud po oraclu:</text:p>
      <text:p text:style-name="Text_20_body">∑xαx′=7⋅12a0+(−52a0)=7−52a0=22a0=a0.\sum_x \alpha_x' = 7 \cdot \frac{1}{2} a_0 + \left(-\frac{5}{2} a_0\right) = \frac{7 - 5}{2} a_0 = \frac{2}{2} a_0 = a_0.x∑​αx′​=7⋅21​a0​+(−25​a0​)=27−5​a0​=22​a0​=a0​. </text:p>
      <text:p text:style-name="Text_20_body">Průměr:</text:p>
      <text:p text:style-name="Text_20_body">μ(1)=1N∑xαx′=18a0.\mu^{(1)} = \frac{1}{N} \sum_x \alpha_x' = \frac{1}{8} a_0.μ(1)=N1​x∑​αx′​=81​a0​. </text:p>
      <text:p text:style-name="Text_20_body">Číselně:</text:p>
      <text:p text:style-name="Text_20_body">μ(1)=18⋅18=188≈0,0442.\mu^{(1)} = \frac{1}{8} \cdot \frac{1}{\sqrt{8}} = \frac{1}{8\sqrt{8}} \approx 0{,}0442.μ(1)=81​⋅8​1​=88​1​≈0,0442. </text:p>
      <text:h text:style-name="Heading_20_4" text:outline-level="4">3.3. Difuzní fáze UDU_DUD​ (t = 1′ → 2)</text:h>
      <text:p text:style-name="Text_20_body">αx(2)=2μ(1)−αx′.\alpha_x^{(2)} = 2\mu^{(1)} - \alpha_x'.αx(2)​=2μ(1)−αx′​. </text:p>
      <text:p text:style-name="Text_20_body"><text:span text:style-name="Strong_20_Emphasis">Neoznačené stavy</text:span> (x≠101x \neq 101x=101, αx′=12a0\alpha_x' = \frac{1}{2} a_0αx′​=21​a0​):</text:p>
      <text:p text:style-name="Text_20_body">αx≠101(2)=2μ(1)−12a0=2⋅18a0−12a0=14a0−12a0=−14a0.\alpha_{x \neq 101}^{(2)} = 2\mu^{(1)} - \frac{1}{2} a_0 = 2 \cdot \frac{1}{8} a_0 - \frac{1}{2} a_0 = \frac{1}{4} a_0 - \frac{1}{2} a_0 = -\frac{1}{4} a_0.αx=101(2)​=2μ(1)−21​a0​=2⋅81​a0​−21​a0​=41​a0​−21​a0​=−41​a0​. </text:p>
      <text:p text:style-name="Text_20_body"><text:span text:style-name="Strong_20_Emphasis">Označený stav</text:span> (x=101x = 101x=101, α101′=−52a0\alpha_{101}' = -\frac{5}{2} a_0α101′​=−25​a0​):</text:p>
      <text:p text:style-name="Text_20_body">α101(2)=2μ(1)−α101′=2⋅18a0−(−52a0)=14a0+52a0=(14+104)a0=114a0.\alpha_{101}^{(2)} = 2\mu^{(1)} - \alpha_{101}' = 2 \cdot \frac{1}{8} a_0 - \left(-\frac{5}{2} a_0\right) = \frac{1}{4} a_0 + \frac{5}{2} a_0 = \left(\frac{1}{4} + \frac{10}{4}\right) a_0 = \frac{11}{4} a_0.α101(2)​=2μ(1)−α101′​=2⋅81​a0​−(−25​a0​)=41​a0​+25​a0​=(41​+410​)a0​=411​a0​. </text:p>
      <text:p text:style-name="Text_20_body">Dosadíme a0=18=122a_0 = \frac{1}{\sqrt{8}} = \frac{1}{2\sqrt{2}}a0​=8​1​=22​1​:</text:p>
      <text:list text:style-name="L23">
        <text:list-item>
          <text:p text:style-name="P33"><text:soft-page-break/>Neoznačené:</text:p>
          <text:p text:style-name="P34">αx≠101(2)=−14a0=−148=−182≈−0,0884.\alpha_{x \neq 101}^{(2)} = -\frac{1}{4} a_0 = -\frac{1}{4\sqrt{8}} = -\frac{1}{8\sqrt{2}} \approx -0{,}0884.αx=101(2)​=−41​a0​=−48​1​=−82​1​≈−0,0884. </text:p>
        </text:list-item>
        <text:list-item>
          <text:p text:style-name="P33">Označený:</text:p>
          <text:p text:style-name="P33">α101(2)=114a0=1148=1182≈0,9723.\alpha_{101}^{(2)} = \frac{11}{4} a_0 = \frac{11}{4\sqrt{8}} = \frac{11}{8\sqrt{2}} \approx 0{,}9723.α101(2)​=411​a0​=48​11​=82​11​≈0,9723. </text:p>
        </text:list-item>
      </text:list>
      <text:p text:style-name="Text_20_body">Tabulka po <text:span text:style-name="Strong_20_Emphasis">2. iteraci</text:span>:</text:p>
      <text:p text:style-name="Text_20_body">| Stav xxx | αx(2)\alpha_x^{(2)}αx(2)​ (přesně) | αx(2)\alpha_x^{(2)}αx(2)​ (≈) | p(2)(x)=∣αx(2)∣2p^{(2)}(x) = |\alpha_x^{(2)}|^2p(2)(x)=∣αx(2)​∣2 |<text:line-break/>|-----------|----------------------------------------|------------------------|-------------------------------------|<text:line-break/>| 000 | −14a0-\frac{1}{4} a_0−41​a0​ | -0.0884 | 0.0078125 |<text:line-break/>| 001 | −14a0-\frac{1}{4} a_0−41​a0​ | -0.0884 | 0.0078125 |<text:line-break/>| 010 | −14a0-\frac{1}{4} a_0−41​a0​ | -0.0884 | 0.0078125 |<text:line-break/>| 011 | −14a0-\frac{1}{4} a_0−41​a0​ | -0.0884 | 0.0078125 |<text:line-break/>| 100 | −14a0-\frac{1}{4} a_0−41​a0​ | -0.0884 | 0.0078125 |<text:line-break/>| <text:span text:style-name="Strong_20_Emphasis">101</text:span> | <text:span text:style-name="Strong_20_Emphasis">114a0\frac{11}{4} a_0411​a0​</text:span> | <text:span text:style-name="Strong_20_Emphasis">0.9723</text:span> | <text:span text:style-name="Strong_20_Emphasis">0.9453125</text:span> |<text:line-break/>| 110 | −14a0-\frac{1}{4} a_0−41​a0​ | -0.0884 | 0.0078125 |<text:line-break/>| 111 | −14a0-\frac{1}{4} a_0−41​a0​ | -0.0884 | 0.0078125 |</text:p>
      <text:p text:style-name="Text_20_body">Součet pravděpodobností:</text:p>
      <text:p text:style-name="Text_20_body">7⋅1128+121128=7+121128=128128=1.7 \cdot \frac{1}{128} + \frac{121}{128} = \frac{7 + 121}{128} = \frac{128}{128} = 1.7⋅1281​+128121​=1287+121​=128128​=1. </text:p>
      <text:p text:style-name="Text_20_body">Po dvou iteracích je pravděpodobnost označeného stavu:</text:p>
      <text:p text:style-name="P5">p(2)(101)=121128≈94,5%.p^{(2)}(101) = \frac{121}{128} \approx 94{,}5\%.p(2)(101)=128121​≈94,5%. </text:p>
      <text:p text:style-name="Horizontal_20_Line"/>
      <text:h text:style-name="Heading_20_3" text:outline-level="3">4. Interpretace v rámci CFM</text:h>
      <text:p text:style-name="Text_20_body">V CFM interpretaci:</text:p>
      <text:list text:style-name="L24">
        <text:list-item>
          <text:p text:style-name="P35">vektor amplitud {αx(t)}\{\alpha_x^{(t)}\}{αx(t)​} je <text:span text:style-name="Strong_20_Emphasis">rozdistribuován po kanistrech</text:span> (např. každý kanistr drží podmnožinu stavů XiX_iXi​),</text:p>
        </text:list-item>
        <text:list-item>
          <text:p text:style-name="P35"><text:span text:style-name="Strong_20_Emphasis">oracle</text:span> UfU_fUf​ je čistě <text:span text:style-name="Strong_20_Emphasis">lokální transformace</text:span> v každém kanistru (změna znaménka u označených stavů),</text:p>
        </text:list-item>
        <text:list-item>
          <text:p text:style-name="P35"><text:span text:style-name="Strong_20_Emphasis">globální průměr μ(t)\mu^{(t)}μ(t)</text:span> vzniká:</text:p>
          <text:list>
            <text:list-item>
              <text:p text:style-name="P35">nejdřív lokální sumou μi=∑x∈Xiαx′\mu_i = \sum_{x \in X_i} \alpha_x'μi​=∑x∈Xi​​αx′​,</text:p>
            </text:list-item>
            <text:list-item>
              <text:p text:style-name="P35">pak globální redukcí přes CFM pole:</text:p>
              <text:p text:style-name="P36">μ(t)=1N∑iμi,\mu^{(t)} = \frac{1}{N} \sum_i \mu_i,μ(t)=N1​i∑​μi​, </text:p>
            </text:list-item>
          </text:list>
        </text:list-item>
        <text:list-item>
          <text:p text:style-name="P35"><text:span text:style-name="Strong_20_Emphasis">difuzní krok</text:span> se provádí opět lokálně:</text:p>
          <text:p text:style-name="P35"><text:soft-page-break/>αx(t+1)=2μ(t)−αx′,\alpha_x^{(t+1)} = 2\mu^{(t)} - \alpha_x',αx(t+1)​=2μ(t)−αx′​, </text:p>
          <text:p text:style-name="P35">ale využívá <text:span text:style-name="Strong_20_Emphasis">informaci agregovanou z celého pole</text:span>.</text:p>
        </text:list-item>
      </text:list>
      <text:p text:style-name="Text_20_body">Tím CFM realizuje kvazi-kvantový Groverův algoritmus:</text:p>
      <text:list text:style-name="L25">
        <text:list-item>
          <text:p text:style-name="P37">s <text:span text:style-name="Strong_20_Emphasis">globální interferencí</text:span> přes kanistrové pole,</text:p>
        </text:list-item>
        <text:list-item>
          <text:p text:style-name="P37">s <text:span text:style-name="Strong_20_Emphasis">normalizovaným stavovým vektorem</text:span>,</text:p>
        </text:list-item>
        <text:list-item>
          <text:p text:style-name="P37">a s <text:span text:style-name="Strong_20_Emphasis">rychlou koncentrací amplitudy</text:span> do označených stavů, analogicky ke skutečnému kvantovému počítači.</text:p>
        </text:list-item>
      </text:list>
      <text:p text:style-name="Horizontal_20_Line"/>
      <text:p text:style-name="Text_20_body">Pokud chceš, v dalším kroku ti z tohohle příkladu:</text:p>
      <text:list text:style-name="L26">
        <text:list-item>
          <text:p text:style-name="P38">udělám <text:span text:style-name="Strong_20_Emphasis">krátký “Example 1: n=3 Grover on CFM”</text:span> v úplně whitepaperovém stylu (s Definition / Example / Remark),</text:p>
        </text:list-item>
        <text:list-item>
          <text:p text:style-name="P38">nebo k tomu rovnou přidáme <text:span text:style-name="Strong_20_Emphasis">schematický diagram CFM pole</text:span> (např. 4 kanistry, každý 2 stavy, se zakresleným tokem μi→μ\mu_i \to \muμi​→μ).</text:p>
        </text:list-item>
      </text:list>
      <text:p text:style-name="Standard"/>
      <text:h text:style-name="Heading_20_1" text:outline-level="1">⭐ FaithShare License 20% — Geo-Parish Edition (FSL-20-G)</text:h>
      <text:h text:style-name="Heading_20_3" text:outline-level="3">📜 <text:span text:style-name="Strong_20_Emphasis">Preambule</text:span></text:h>
      <text:p text:style-name="Text_20_body">Tato varianta licence FSL-20 zavádí geograficky podmíněné přerozdělení příjmů:<text:line-break/><text:span text:style-name="Strong_20_Emphasis">20 % výnosu jde nejbližší křesťanské církvi k místu, kde byl výpočet proveden.</text:span></text:p>
      <text:p text:style-name="Horizontal_20_Line"/>
      <text:h text:style-name="Heading_20_1" text:outline-level="1">⭐ <text:span text:style-name="Strong_20_Emphasis">FINÁLNÍ TEXT LICENCE</text:span></text:h>
      <text:p text:style-name="Text_20_body">(dokonale právně čisté, lze vložit 1:1)</text:p>
      <text:p text:style-name="P1"><text:span text:style-name="Source_20_Text">FaithShare License 20% — Geo-Parish Edition (FSL-20-G)</text:span></text:p>
      <text:p text:style-name="P3"><text:span text:style-name="Source_20_Text">Copyright © 2025 Roman Smrčka &amp; Contributors</text:span></text:p>
      <text:p text:style-name="P3"/>
      <text:p text:style-name="P3"><text:span text:style-name="Source_20_Text">Permission is hereby granted to any person obtaining a copy of this work,</text:span></text:p>
      <text:p text:style-name="P3"><text:span text:style-name="Source_20_Text">including the mathematical models, algorithms, software, documentation,</text:span></text:p>
      <text:p text:style-name="P3"><text:span text:style-name="Source_20_Text">and associated materials (the “Work”), to use, copy, modify, merge,</text:span></text:p>
      <text:p text:style-name="P3"><text:span text:style-name="Source_20_Text">publish, distribute, and/or sell copies of the Work, under the following</text:span></text:p>
      <text:p text:style-name="P3"><text:span text:style-name="Source_20_Text">condition:</text:span></text:p>
      <text:p text:style-name="P3"/>
      <text:p text:style-name="P3"><text:span text:style-name="Source_20_Text">1. If the Work, or any derivative, product, or service built upon it,</text:span></text:p>
      <text:p text:style-name="P3"><text:span text:style-name="Source_20_Text"><text:s text:c="3"/>generates revenue, the licensee must allocate twenty percent (20%) of</text:span></text:p>
      <text:p text:style-name="P3"><text:span text:style-name="Source_20_Text"><text:s text:c="3"/>the gross revenue derived from the Work to the nearest Christian church</text:span></text:p>
      <text:p text:style-name="P3"><text:span text:style-name="Source_20_Text"><text:s text:c="3"/>or officially registered Christian charitable institution physically</text:span></text:p>
      <text:p text:style-name="P3"><text:span text:style-name="Source_20_Text"><text:s text:c="3"/>located closest to the place where the computation based on the Work</text:span></text:p>
      <text:p text:style-name="P3"><text:span text:style-name="Source_20_Text"><text:s text:c="3"/>has been performed.</text:span></text:p>
      <text:p text:style-name="P3"/>
      <text:p text:style-name="P3"><text:span text:style-name="Source_20_Text">2. The location of computation ("place of execution") is defined as:</text:span></text:p>
      <text:p text:style-name="P3"><text:span text:style-name="Source_20_Text"><text:s text:c="3"/>- the geographic position of the datacenter, server, device, or node </text:span></text:p>
      <text:p text:style-name="P3"><text:soft-page-break/><text:span text:style-name="Source_20_Text"><text:s text:c="5"/>in which the computation using the Work occurred; or</text:span></text:p>
      <text:p text:style-name="P3"><text:span text:style-name="Source_20_Text"><text:s text:c="3"/>- in distributed systems, the physical position of the node(s) where</text:span></text:p>
      <text:p text:style-name="P3"><text:span text:style-name="Source_20_Text"><text:s text:c="5"/>the particular revenue-generating computation was executed.</text:span></text:p>
      <text:p text:style-name="P3"/>
      <text:p text:style-name="P3"><text:span text:style-name="Source_20_Text">3. "Nearest Christian church" means the Christian church building or legally</text:span></text:p>
      <text:p text:style-name="P3"><text:span text:style-name="Source_20_Text"><text:s text:c="3"/>registered Christian charitable organization whose officially registered</text:span></text:p>
      <text:p text:style-name="P3"><text:span text:style-name="Source_20_Text"><text:s text:c="3"/>physical address has the smallest geographical distance (in meters or</text:span></text:p>
      <text:p text:style-name="P3"><text:span text:style-name="Source_20_Text"><text:s text:c="3"/>kilometers) from the place of execution, measured by publicly available</text:span></text:p>
      <text:p text:style-name="P3"><text:span text:style-name="Source_20_Text"><text:s text:c="3"/>geolocation data.</text:span></text:p>
      <text:p text:style-name="P3"/>
      <text:p text:style-name="P3"><text:span text:style-name="Source_20_Text">4. Payments must be executed at least once per financial year. The licensee</text:span></text:p>
      <text:p text:style-name="P3"><text:span text:style-name="Source_20_Text"><text:s text:c="3"/>must retain reasonable documentation proving the distance calculation and</text:span></text:p>
      <text:p text:style-name="P3"><text:span text:style-name="Source_20_Text"><text:s text:c="3"/>the completed payment.</text:span></text:p>
      <text:p text:style-name="P3"/>
      <text:p text:style-name="P3"><text:span text:style-name="Source_20_Text">5. This license does not restrict private or non-commercial use.</text:span></text:p>
      <text:p text:style-name="P3"/>
      <text:p text:style-name="P4"><text:span text:style-name="Source_20_Text">THE WORK IS PROVIDED “AS IS”, WITHOUT WARRANTY OF ANY KIND.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6T12:47:25.420000000</meta:creation-date>
    <dc:date>2025-11-26T13:02:54.047000000</dc:date>
    <meta:editing-duration>PT6M44S</meta:editing-duration>
    <meta:editing-cycles>3</meta:editing-cycles>
    <meta:generator>LibreOffice/7.6.4.1$Windows_X86_64 LibreOffice_project/e19e193f88cd6c0525a17fb7a176ed8e6a3e2aa1</meta:generator>
    <meta:document-statistic meta:table-count="1" meta:image-count="0" meta:object-count="0" meta:page-count="16" meta:paragraph-count="350" meta:word-count="2421" meta:character-count="22422" meta:non-whitespace-character-count="16290"/>
  </office:meta>
</office:document-meta>
</file>